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7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7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12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12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12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" table:default-cell-style-name="ce18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300)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2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4500)</text:p>
          </table:table-cell>
          <table:table-cell office:value-type="string" calcext:value-type="string">
            <text:p>50000(salary)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4500" calcext:value-type="float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</table:table-row>
        <table:table-row table:style-name="ro12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table:style-name="ce43" office:value-type="float" office:value="17000" calcext:value-type="float">
            <text:p>17000</text:p>
          </table:table-cell>
        </table:table-row>
        <table:table-row table:style-name="ro12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3:58:06.096432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8T14:12:57.278158629</dc:date>
    <meta:editing-duration>P1DT17H23M48S</meta:editing-duration>
    <meta:editing-cycles>999</meta:editing-cycles>
    <meta:generator>LibreOffice/4.2.6.3$Linux_X86_64 LibreOffice_project/420m0$Build-3</meta:generator>
    <meta:document-statistic meta:table-count="8" meta:cell-count="2316" meta:object-count="0"/>
  </office:meta>
</office:document-meta>
</file>